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HYS150</text:p>
          </table:table-cell>
          <table:table-cell office:value-type="string" calcext:value-type="string">
            <text:p>Fall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ent (ID)</text:p>
          </table:table-cell>
          <table:table-cell office:value-type="string" calcext:value-type="string">
            <text:p>Score-Pre</text:p>
          </table:table-cell>
          <table:table-cell office:value-type="string" calcext:value-type="string">
            <text:p>Score-Post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31/43" office:value-type="float" office:value="0.72093023255814" calcext:value-type="float">
            <text:p>0.7209302326</text:p>
          </table:table-cell>
          <table:table-cell table:formula="of:=([.C3]-[.B3])/(1-[.B3])" office:value-type="float" office:value="0.657142857142857" calcext:value-type="float">
            <text:p>0.6571428571</text:p>
          </table:table-cell>
          <table:table-cell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4]-[.B4])/(1-[.B4])" office:value-type="float" office:value="0.0277777777777778" calcext:value-type="float">
            <text:p>0.0277777778</text:p>
          </table:table-cell>
          <table:table-cell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8/43" office:value-type="float" office:value="0.418604651162791" calcext:value-type="float">
            <text:p>0.4186046512</text:p>
          </table:table-cell>
          <table:table-cell table:formula="of:=35/43" office:value-type="float" office:value="0.813953488372093" calcext:value-type="float">
            <text:p>0.8139534884</text:p>
          </table:table-cell>
          <table:table-cell table:formula="of:=([.C5]-[.B5])/(1-[.B5])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([.C6]-[.B6])/(1-[.B6])" office:value-type="float" office:value="0.0833333333333333" calcext:value-type="float">
            <text:p>0.0833333333</text:p>
          </table:table-cell>
          <table:table-cell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4/43" office:value-type="float" office:value="0.0930232558139535" calcext:value-type="float">
            <text:p>0.0930232558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7]-[.B7])/(1-[.B7])" office:value-type="float" office:value="0.102564102564103" calcext:value-type="float">
            <text:p>0.1025641026</text:p>
          </table:table-cell>
          <table:table-cell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([.C8]-[.B8])/(1-[.B8])" office:value-type="float" office:value="0.027027027027027" calcext:value-type="float">
            <text:p>0.027027027</text:p>
          </table:table-cell>
          <table:table-cell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9]-[.B9])/(1-[.B9])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38/43" office:value-type="float" office:value="0.883720930232558" calcext:value-type="float">
            <text:p>0.8837209302</text:p>
          </table:table-cell>
          <table:table-cell table:formula="of:=([.C10]-[.B10])/(1-[.B10])" office:value-type="float" office:value="0.84375" calcext:value-type="float">
            <text:p>0.84375</text:p>
          </table:table-cell>
          <table:table-cell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([.C11]-[.B11])/(1-[.B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1/48" office:value-type="float" office:value="0.229166666666667" calcext:value-type="float">
            <text:p>0.2291666667</text:p>
          </table:table-cell>
          <table:table-cell table:formula="of:=([.C12]-[.B12])/(1-[.B12])" office:value-type="float" office:value="0.0792824074074074" calcext:value-type="float">
            <text:p>0.0792824074</text:p>
          </table:table-cell>
          <table:table-cell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13/43" office:value-type="float" office:value="0.302325581395349" calcext:value-type="float">
            <text:p>0.3023255814</text:p>
          </table:table-cell>
          <table:table-cell table:formula="of:=([.C13]-[.B13])/(1-[.B13])" office:value-type="float" office:value="0.117647058823529" calcext:value-type="float">
            <text:p>0.1176470588</text:p>
          </table:table-cell>
          <table:table-cell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5/43" office:value-type="float" office:value="0.116279069767442" calcext:value-type="float">
            <text:p>0.1162790698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([.C14]-[.B14])/(1-[.B14])" office:value-type="float" office:value="0.0526315789473684" calcext:value-type="float">
            <text:p>0.0526315789</text:p>
          </table:table-cell>
          <table:table-cell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20/43" office:value-type="float" office:value="0.465116279069767" calcext:value-type="float">
            <text:p>0.4651162791</text:p>
          </table:table-cell>
          <table:table-cell table:formula="of:=([.C15]-[.B15])/(1-[.B15])" office:value-type="float" office:value="0.28125" calcext:value-type="float">
            <text:p>0.28125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16]-[.B16])/(1-[.B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([.C17]-[.B17])/(1-[.B17])" office:value-type="float" office:value="0.0833333333333333" calcext:value-type="float">
            <text:p>0.0833333333</text:p>
          </table:table-cell>
          <table:table-cell/>
        </table:table-row>
        <table:table-row table:style-name="ro1">
          <table:table-cell office:value-type="string" calcext:value-type="string">
            <text:p>Flores (20586318)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([.C18]-[.B18])/(1-[.B18])" office:value-type="float" office:value="0.0285714285714286" calcext:value-type="float">
            <text:p>0.0285714286</text:p>
          </table:table-cell>
          <table:table-cell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4/43" office:value-type="float" office:value="0.325581395348837" calcext:value-type="float">
            <text:p>0.3255813953</text:p>
          </table:table-cell>
          <table:table-cell table:formula="of:=18/43" office:value-type="float" office:value="0.418604651162791" calcext:value-type="float">
            <text:p>0.4186046512</text:p>
          </table:table-cell>
          <table:table-cell table:formula="of:=([.C19]-[.B19])/(1-[.B19])" office:value-type="float" office:value="0.137931034482759" calcext:value-type="float">
            <text:p>0.1379310345</text:p>
          </table:table-cell>
          <table:table-cell/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9/43" office:value-type="float" office:value="0.441860465116279" calcext:value-type="float">
            <text:p>0.4418604651</text:p>
          </table:table-cell>
          <table:table-cell table:formula="of:=24/43" office:value-type="float" office:value="0.558139534883721" calcext:value-type="float">
            <text:p>0.5581395349</text:p>
          </table:table-cell>
          <table:table-cell table:formula="of:=([.C20]-[.B20])/(1-[.B20])" office:value-type="float" office:value="0.208333333333333" calcext:value-type="float">
            <text:p>0.2083333333</text:p>
          </table:table-cell>
          <table:table-cell/>
        </table:table-row>
        <table:table-row table:style-name="ro1">
          <table:table-cell table:number-columns-repeated="3"/>
          <table:table-cell table:formula="of:=AVERAGE([.D3:.D20])" office:value-type="float" office:value="0.19564924354752" calcext:value-type="float">
            <text:p>0.1956492435</text:p>
          </table:table-cell>
          <table:table-cell table:formula="of:=STDEV([.D3:.D20])/SQRT(18)" office:value-type="float" office:value="0.0605161297329496" calcext:value-type="float">
            <text:p>0.0605161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7:47:53.22428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31:58.047695873</meta:creation-date>
    <dc:date>2018-07-20T17:48:27.956780904</dc:date>
    <meta:editing-duration>PT1H12M18S</meta:editing-duration>
    <meta:editing-cycles>26</meta:editing-cycles>
    <meta:generator>LibreOffice/5.1.6.2$Linux_X86_64 LibreOffice_project/10m0$Build-2</meta:generator>
    <meta:document-statistic meta:table-count="1" meta:cell-count="80" meta:object-count="0"/>
  </office:meta>
</office:document-meta>
</file>